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e_20_de_20_saisie"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</text:span><text:span text:style-name="T4">DPAS/SIS/BADA/SUSPENSION/</text:span><text:span text:style-name="T4"><text:date style:data-style-name="N106" text:date-value="2012-04-26T16:00:38.43">2012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2-04-26T16:00:38.44">26/04/2012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3"><text:user-field-get style:data-style-name="N0" text:name="passagecommissionep_impressionconvocation">0</text:user-field-get></text:span><text:bookmark-start text:name="__DdeLink__762_1148179062"/>, votre dossier a été transmis à l’Equipe Pluridisciplinaire (EP) qui a examiné votre situation.<text:bookmark-end text:name="__DdeLink__762_1148179062"/></text:p>
        <text:p text:style-name="P4"/>
        <text:p text:style-name="P18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7">Votre dossier repassera en commission ultérieurement et vous recevrez une nouvelle convocation.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4-26T16:00:38.35</dc:date>
    <dc:creator>Julien Mille</dc:creator>
    <meta:editing-duration>PT05H57M09S</meta:editing-duration>
    <meta:editing-cycles>9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9" meta:character-count="709"/>
  </office:meta>
</office:document-meta>
</file>